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07cm" style:rel-column-width="1875*"/>
    </style:style>
    <style:style style:name="Table1.B" style:family="table-column">
      <style:table-column-properties style:column-width="13.691cm" style:rel-column-width="77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cdd9" officeooo:paragraph-rsid="001dcdd9"/>
    </style:style>
    <style:style style:name="P2" style:family="paragraph" style:parent-style-name="Text_20_body">
      <style:text-properties style:text-underline-style="solid" style:text-underline-width="auto" style:text-underline-color="font-color" officeooo:rsid="001ebe0f" officeooo:paragraph-rsid="001ebe0f"/>
    </style:style>
    <style:style style:name="P3" style:family="paragraph" style:parent-style-name="Text_20_body">
      <style:text-properties style:text-underline-style="solid" style:text-underline-width="auto" style:text-underline-color="font-color" officeooo:rsid="001fedf5" officeooo:paragraph-rsid="001fedf5"/>
    </style:style>
    <style:style style:name="P4" style:family="paragraph" style:parent-style-name="Text_20_body">
      <style:text-properties style:text-underline-style="solid" style:text-underline-width="auto" style:text-underline-color="font-color" officeooo:rsid="0021538a" officeooo:paragraph-rsid="0021538a"/>
    </style:style>
    <style:style style:name="P5" style:family="paragraph" style:parent-style-name="Text_20_body">
      <style:text-properties style:text-underline-style="solid" style:text-underline-width="auto" style:text-underline-color="font-color" officeooo:rsid="00230ea0" officeooo:paragraph-rsid="00230ea0"/>
    </style:style>
    <style:style style:name="P6" style:family="paragraph" style:parent-style-name="Text_20_body">
      <style:text-properties officeooo:rsid="001fedf5" officeooo:paragraph-rsid="001fedf5"/>
    </style:style>
    <style:style style:name="P7" style:family="paragraph" style:parent-style-name="Text_20_body">
      <style:text-properties officeooo:rsid="00230ea0" officeooo:paragraph-rsid="00230ea0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text-indent="-0.633cm" style:auto-text-indent="false" style:shadow="none" style:writing-mode="page">
        <style:tab-stops/>
      </style:paragraph-properties>
      <style:text-properties officeooo:rsid="00230ea0" officeooo:paragraph-rsid="00230ea0"/>
    </style:style>
    <style:style style:name="T1" style:family="text">
      <style:text-properties officeooo:rsid="001ebe0f"/>
    </style:style>
    <style:style style:name="T2" style:family="text">
      <style:text-properties fo:color="#032f62"/>
    </style:style>
    <style:style style:name="T3" style:family="text">
      <style:text-properties fo:color="#032f62" style:font-name="SFMono-Regular" fo:font-size="4.5pt"/>
    </style:style>
    <style:style style:name="T4" style:family="text">
      <style:text-properties officeooo:rsid="00230e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cm" fo:text-indent="-0.635cm" fo:margin-left="1.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5cm" fo:text-indent="-0.635cm" fo:margin-left="2.3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cm" fo:text-indent="-0.635cm" fo:margin-left="2.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5cm" fo:text-indent="-0.635cm" fo:margin-left="3.5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cm" fo:text-indent="-0.635cm" fo:margin-left="4.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5cm" fo:text-indent="-0.635cm" fo:margin-left="4.8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cm" fo:text-indent="-0.635cm" fo:margin-left="5.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5cm" fo:text-indent="-0.635cm" fo:margin-left="6.1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cm" fo:text-indent="-0.635cm" fo:margin-left="6.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5cm" fo:text-indent="-0.635cm" fo:margin-left="7.40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plorerhat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welcome.py</text:p>
          </table:table-cell>
          <table:table-cell table:style-name="Table1.B1" office:value-type="string">
            <text:p text:style-name="P1">simple exercises</text:p>
          </table:table-cell>
        </table:table-row>
        <table:table-row>
          <table:table-cell table:style-name="Table1.A2" office:value-type="string">
            <text:p text:style-name="P1">welcome-input.py</text:p>
          </table:table-cell>
          <table:table-cell table:style-name="Table1.B2" office:value-type="string">
            <text:p text:style-name="P1">Digital inputs exercises</text:p>
          </table:table-cell>
        </table:table-row>
        <table:table-row>
          <table:table-cell table:style-name="Table1.A2" office:value-type="string">
            <text:p text:style-name="P2">_tutorial_explorerhat.py</text:p>
          </table:table-cell>
          <table:table-cell table:style-name="Table1.B2" office:value-type="string">
            <text:p text:style-name="P1"><text:span text:style-name="T1">Imports </text:span>_<text:span text:style-name="T1">tutorial.py. doesn’t seem to do anything</text:span></text:p>
          </table:table-cell>
        </table:table-row>
        <table:table-row>
          <table:table-cell table:style-name="Table1.A2" office:value-type="string">
            <text:p text:style-name="P3">test.py</text:p>
          </table:table-cell>
          <table:table-cell table:style-name="Table1.B2" office:value-type="string">
            <text:p text:style-name="P6">This basic example tests the various functions of Explorer HAT, touching any of the buttons should output a message, lights should pulse and analog/digital values should be read every second.</text:p>
            <text:p text:style-name="P6">#https://github.com/pimoroni/explorer-hat/blob/504720e4bee2b2c9241430832a9370251ed5bc7e/examples/test.py</text:p>
          </table:table-cell>
        </table:table-row>
        <table:table-row>
          <table:table-cell table:style-name="Table1.A2" office:value-type="string">
            <text:p text:style-name="P3">test2.py</text:p>
          </table:table-cell>
          <table:table-cell table:style-name="Table1.B2" office:value-type="string">
            <text:p text:style-name="P6">Series of lights tests.</text:p>
            <text:p text:style-name="P6">#<text:a xlink:type="simple" xlink:href="https://github.com/pimoroni/explorer-hat/commit/504720e4bee2b2c9241430832a9370251ed5bc7e" text:style-name="Internet_20_link" text:visited-style-name="Visited_20_Internet_20_Link">https://github.com/pimoroni/explorer-hat/commit/504720e4bee2b2c9241430832a9370251ed5bc7e</text:a></text:p>
          </table:table-cell>
        </table:table-row>
        <table:table-row>
          <table:table-cell table:style-name="Table1.A2" office:value-type="string">
            <text:p text:style-name="P4"><text:span text:style-name="T4">e</text:span>ventbinding.py</text:p>
          </table:table-cell>
          <table:table-cell table:style-name="Table1.B2" office:value-type="string">
            <text:p text:style-name="P6"><text:span text:style-name="T2">This example shows how you can toggle lights when a button is touched.</text:span> <text:span text:style-name="T2">It'll also print out the values of the digital inputs when they change, try hooking up a tactile switch!</text:span> <text:span text:style-name="T2">Press CTRL+C to exit.</text:span></text:p>
          </table:table-cell>
        </table:table-row>
        <table:table-row>
          <table:table-cell table:style-name="Table1.A2" office:value-type="string">
            <text:p text:style-name="P4"><text:span text:style-name="T4">l</text:span>dr.py</text:p>
          </table:table-cell>
          <table:table-cell table:style-name="Table1.B2" office:value-type="string">
            <text:p text:style-name="Text_20_body">This example shows how you can read the light level from an LDR connected to analog one, and turn on the onboard LEDs to indicate the measured level.</text:p>
          </table:table-cell>
        </table:table-row>
        <table:table-row>
          <table:table-cell table:style-name="Table1.A2" office:value-type="string">
            <text:p text:style-name="P5">sensor.py</text:p>
          </table:table-cell>
          <table:table-cell table:style-name="Table1.B2" office:value-type="string">
            <text:p text:style-name="P7"><text:span text:style-name="T2">This is for reporting on the value of a variable resistor, the ‘sensor’.</text:span></text:p>
            <text:p text:style-name="P7">Circuit: A voltage divider, with two resistors, R1 (fixed) and R2 (the sensor). <text:s/>Resistor R1: one end connected to 5V the other to Analog Input 1 and resistor R2, <text:s/>Resistor R2: connect the other end to GND.</text:p>
            <text:p text:style-name="P7">The Pi measures the voltage drop V2 across R2. Using Ohm's law, one computes the resistance R2.</text:p>
            <text:p text:style-name="P7">Possible sensors:</text:p>
            <text:list xml:id="list5478765683833774194" text:style-name="L1">
              <text:list-item>
                <text:p text:style-name="P8">- <text:s text:c="2"/>a light dependent resistor</text:p>
              </text:list-item>
              <text:list-item>
                <text:p text:style-name="P8"><text:s text:c="2"/>- two wires attached to two nails immersed</text:p>
              </text:list-item>
              <text:list-item>
                <text:p text:style-name="P8"><text:s text:c="4"/>in a glass of water or stuck into the soil of a potted plant.</text:p>
              </text:list-item>
            </text:list>
            <text:p text:style-name="P7"><text:s text:c="2"/>- etc, etc.</text:p>
            <text:p text:style-name="P7">Extra. Connect the positive side of a red LED to 5V and the negative side to a 220 Ohm resistor. <text:s/>Connect the resistor to Output 1. Do the same with a green LED but connect its resistor to Output 2. The red LED will be on when the voltage exceeds 'threshold'. In the contrary case the green LED will be on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9:28:23.030000000</meta:creation-date>
    <dc:date>2018-11-06T20:49:21.477000000</dc:date>
    <meta:editing-duration>PT9M56S</meta:editing-duration>
    <meta:editing-cycles>1</meta:editing-cycles>
    <meta:generator>LibreOffice/5.2.3.3$Windows_x86 LibreOffice_project/d54a8868f08a7b39642414cf2c8ef2f228f780cf</meta:generator>
    <meta:document-statistic meta:table-count="1" meta:image-count="0" meta:object-count="0" meta:page-count="1" meta:paragraph-count="27" meta:word-count="284" meta:character-count="1799" meta:non-whitespace-character-count="1532"/>
  </office:meta>
</office:document-meta>
</file>